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make sure that aspell has installed on your computer.<text:line-break/>I think linux already has it.<text:line-break/>linux : <text:a xlink:type="simple" xlink:href="ftp://ftp.gnu.org/gnu/aspell/dict/0index.html">ftp://ftp.gnu.org/gnu/aspell/dict/0index.html</text:a><text:line-break/>windows : <text:a xlink:type="simple" xlink:href="https://support.kayako.com/index.php?_m=knowledgebase&amp;_a=viewarticle&amp;kbarticleid=125">https://support.kayako.com/index.php?_m ... icleid=125</text:a><text:line-break/>apple : <text:a xlink:type="simple" xlink:href="http://osdir.com/ml/os.apple.fink.cvs/2002-10/index.html">http://osdir.com/ml/os.apple.fink.cvs/2 ... index.html</text:a><text:line-break/><text:line-break/>2. find aspell (aspell.exe) directory<text:line-break/><text:line-break/>windows : C:\Program Files\Aspell\bin\aspell.exe<text:line-break/>linux : /usr/bin/aspell (find it)<text:line-break/>apple : /opt/local/bin/aspell<text:line-break/><text:line-break/>3. Change fckconfig.js <text:line-break/>FCKConfig.spellChecker = "spellerPages";<text:line-break/>.......<text:line-break/>FCKConfig.SpellerPagesServerScript = 'server-scripts/spellchecker.jsp' ; // Available extension: .php .cfm .pl now jsp<text:line-break/><text:line-break/>4. Copy second Script above <text:line-break/><text:a xlink:type="simple" xlink:href="http://www.fckeditor.net/forums/viewtopic.php?f=5&amp;t=7219&amp;p=23279#p19347">viewtopic.php?f=5&amp;t=7219&amp;p=23279#p19347</text:a> <text:line-break/>(i do not use fckez.jar) <text:line-break/>and save as spellchecker.jsp to directory <text:line-break/><text:span text:style-name="T1">fckeditor\editor\dialog\fck_spellerpages\spellerpages\server-scripts</text:span><text:line-break/><text:line-break/>5. run on your computer <draw:frame draw:style-name="fr1" draw:name="graphics1" text:anchor-type="as-char" svg:width="0.1563in" svg:height="0.1772in" draw:z-index="0"><draw:image xlink:href="http://www.fckeditor.net/forums/images/smilies/icon_e_wink.gif" xlink:type="simple" xlink:show="embed" xlink:actuate="onLoad"/><svg:desc>;)</svg:desc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Javier Ortiz Bultrón</meta:initial-creator>
    <meta:creation-date>2008-03-19T14:58:39</meta:creation-date>
    <dc:creator>Javier Ortiz Bultrón</dc:creator>
    <dc:date>2008-03-19T14:59:53</dc:date>
    <meta:editing-cycles>1</meta:editing-cycles>
    <meta:editing-duration>PT1M3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113" meta:character-count="851"/>
  </office:meta>
</office:document-meta>
</file>